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.57mm" svg:y="23.58mm">
            <draw:object draw:notify-on-update-of-ranges="Sheet1.B2:Sheet1.B5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51" calcext:value-type="float">
            <text:p>1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33:49.773154506</meta:creation-date>
    <dc:date>2019-01-10T09:41:20.676669358</dc:date>
    <meta:editing-duration>PT7M32S</meta:editing-duration>
    <meta:editing-cycles>1</meta:editing-cycles>
    <meta:document-statistic meta:table-count="1" meta:cell-count="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4.227cm" style:legend-expansion="high" chart:style-name="ch2"/>
        <chart:plot-area chart:style-name="ch3" table:cell-range-address="Sheet1.B2:Sheet1.C5" chart:data-source-has-labels="both" svg:x="1.331cm" svg:y="0.18cm" svg:width="11.973cm" svg:height="7.711cm">
          <chartooo:coordinate-region svg:x="2.243cm" svg:y="0.379cm" svg:width="10.781cm" svg:height="6.865cm"/>
          <chart:axis chart:dimension="x" chart:name="primary-x" chart:style-name="ch4" chartooo:axis-type="auto">
            <chartooo:date-scale/>
            <chart:title svg:x="6.281cm" svg:y="8.071cm" chart:style-name="ch5">
              <text:p>ステップサイズ</text:p>
            </chart:title>
            <chart:categories table:cell-range-address="Sheet1.B2:Sheet1.B5"/>
            <chart:grid chart:style-name="ch6" chart:class="major"/>
          </chart:axis>
          <chart:axis chart:dimension="y" chart:name="primary-y" chart:style-name="ch7">
            <chart:title svg:x="0.451cm" svg:y="4.825cm" chart:style-name="ch8">
              <text:p>圧縮率[%]</text:p>
            </chart:title>
            <chart:grid chart:style-name="ch6" chart:class="major"/>
          </chart:axis>
          <chart:series chart:style-name="ch9" chart:values-cell-range-address="Sheet1.C2:Sheet1.C5" loext:label-string="圧縮率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圧縮率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B2:Sheet1.B5</svg:desc>
                </draw:g>
              </table:table-cell>
              <table:table-cell office:value-type="float" office:value="4.71">
                <text:p>4.71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